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508a" officeooo:paragraph-rsid="001a508a"/>
    </style:style>
    <style:style style:name="P2" style:family="paragraph" style:parent-style-name="Standard">
      <style:text-properties officeooo:rsid="001bcf37" officeooo:paragraph-rsid="001bc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Mail mit allen relevanten Daten an das dazugehörige Hotel versendet. Eine Hotelsuche findet nicht statt, das System wird individuell an einzelne Hotels angepasst.</text:p>
      <text:p text:style-name="P2"/>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
      <text:p text:style-name="P2">4.1 Hauptaufgaben auflisten</text:p>
      <text:p text:style-name="P2"><text:s text:c="4"/>1)<text:tab/>Planungsphase (3h)</text:p>
      <text:p text:style-name="P2"><text:s text:c="4"/>2)<text:tab/>Analysephase (8h)</text:p>
      <text:p text:style-name="P2"><text:s text:c="4"/>3)<text:tab/>Entwurfsphase (9h)</text:p>
      <text:p text:style-name="P2"><text:s text:c="4"/>4)<text:tab/>Durchfuehrungsphase (35h)</text:p>
      <text:p text:style-name="P2"><text:s text:c="4"/>5)<text:tab/>Testphase (3h)</text:p>
      <text:p text:style-name="P2"><text:s text:c="4"/>6)<text:tab/>Ü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s grafisches Mock-Up analysieren (2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text:soft-page-break/>- <text:s text:c="2"/>Entwurf der JSON Objektstruktur fü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Implementierung der Praesentation (view) (12h)</text:p>
      <text:p text:style-name="P2"/>
      <text:p text:style-name="P2"><text:s text:c="4"/>zu 5)<text:tab/>- <text:s text:c="2"/>Testphase</text:p>
      <text:p text:style-name="P2">- <text:s text:c="2"/>Testen der einzelnen Softwaremodule (3h)</text:p>
      <text:p text:style-name="P2"/>
      <text:p text:style-name="P2"><text:s text:c="4"/>zu 6)<text:tab/>- <text:s text:c="2"/>Uebergabe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31T10:49:03.906000000</dc:date>
    <meta:editing-duration>PT43M</meta:editing-duration>
    <meta:editing-cycles>15</meta:editing-cycles>
    <meta:generator>LibreOffice/5.0.4.2$Windows_x86 LibreOffice_project/2b9802c1994aa0b7dc6079e128979269cf95bc78</meta:generator>
    <meta:document-statistic meta:table-count="0" meta:image-count="0" meta:object-count="0" meta:page-count="2" meta:paragraph-count="42" meta:word-count="422" meta:character-count="3339" meta:non-whitespace-character-count="2836"/>
  </office:meta>
</office:document-meta>
</file>